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e93b" officeooo:paragraph-rsid="0003e93b"/>
    </style:style>
    <style:style style:name="P2" style:family="paragraph" style:parent-style-name="Text_20_body">
      <style:text-properties officeooo:rsid="0004a09b" officeooo:paragraph-rsid="0004a09b"/>
    </style:style>
    <style:style style:name="P3" style:family="paragraph" style:parent-style-name="Text_20_body">
      <style:text-properties officeooo:rsid="0005b39b" officeooo:paragraph-rsid="0005b39b"/>
    </style:style>
    <style:style style:name="P4" style:family="paragraph" style:parent-style-name="Text_20_body">
      <style:text-properties officeooo:rsid="0007e36a" officeooo:paragraph-rsid="0007e36a"/>
    </style:style>
    <style:style style:name="P5" style:family="paragraph" style:parent-style-name="Text_20_body">
      <style:text-properties officeooo:rsid="00086f08" officeooo:paragraph-rsid="00086f08"/>
    </style:style>
    <style:style style:name="P6" style:family="paragraph" style:parent-style-name="Text_20_body">
      <style:text-properties officeooo:rsid="0009c1df" officeooo:paragraph-rsid="0009c1df"/>
    </style:style>
    <style:style style:name="P7" style:family="paragraph" style:parent-style-name="Text_20_body">
      <style:text-properties officeooo:rsid="000ba02e" officeooo:paragraph-rsid="000ba02e"/>
    </style:style>
    <style:style style:name="P8" style:family="paragraph" style:parent-style-name="Text_20_body">
      <style:text-properties officeooo:rsid="000cc1bf" officeooo:paragraph-rsid="000cc1bf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officeooo:rsid="000da4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 2.2: entendendo os comandos</text:p>
      <text:p text:style-name="P1">25/10</text:p>
      <text:h text:style-name="Heading_20_1" text:outline-level="1">Git log</text:h>
      <text:p text:style-name="P2">Histórico de ações com a pessoa que fez as ações e um número do commit.</text:p>
      <text:h text:style-name="Heading_20_1" text:outline-level="1">Git remove</text:h>
      <text:p text:style-name="P2">Git rm nomeArquivo</text:p>
      <text:p text:style-name="P2">Restaurar: git checkout os4primeirosnumerosdogit</text:p>
      <text:p text:style-name="P2"/>
      <text:h text:style-name="Heading_20_1" text:outline-level="1">Git ignore</text:h>
      <text:p text:style-name="P2">Ignora arquivos que não quero adicionar ao meu git.</text:p>
      <text:p text:style-name="P2">Primeiro crio o arquivo: touch .gitignore</text:p>
      <text:p text:style-name="P2">git log vai mostrar que ele ainda precisa ir para o git.</text:p>
      <text:p text:style-name="P2">Preciso editar o gitignore → cat &gt; &gt; .gitignore . Nele coloco tudo que quero ignorar.</text:p>
      <text:p text:style-name="P2">Ignorar subdiretório: nomeDele/</text:p>
      <text:p text:style-name="P2">Ignorar extensão inteira: *.txt</text:p>
      <text:p text:style-name="P2">Ignorar um arquivo: nome.txt</text:p>
      <text:p text:style-name="P2">Pesquisar no google: gitignore io → Digitar code e copiar o arquivo gerado e por dentro do arquivo do ignore.</text:p>
      <text:h text:style-name="Heading_20_1" text:outline-level="1">Git fetch</text:h>
      <text:p text:style-name="P3">Verifica se há mudanças no arquivo feitas por outro usuário.</text:p>
      <text:h text:style-name="Heading_20_1" text:outline-level="1">Git pull</text:h>
      <text:p text:style-name="P3">Trás todas as mudanças do projeto e faz o merge também.</text:p>
      <text:h text:style-name="Heading_20_1" text:outline-level="1">Abrir arquivo</text:h>
      <text:p text:style-name="P3">Xdg-open nome</text:p>
      <text:h text:style-name="P9" text:outline-level="1">Aula ao vivo</text:h>
      <text:p text:style-name="P4">Git add → colocar na área de stage.</text:p>
      <text:p text:style-name="P4">Git merge deOndeQueroTrazer → Fico na branch onde quero puxar da outra.</text:p>
      <text:p text:style-name="P5">Git branch -M main → troca o nome de master para main, pois master se refere a mestre e escravo. E main significa principal.</text:p>
      <text:p text:style-name="P6">Git push -u origin master → o -u significa que sempre estará sincronizado.</text:p>
      <text:p text:style-name="P6">Se criei as branches pelo terminal, preciso fazer push de uma de cada vez.</text:p>
      <text:p text:style-name="P6">A palavra origin é uma referência ao repositório remoto. → <text:span text:style-name="T1">Tudo que está remoto é origin. O origin é a pasta room do remoto.</text:span></text:p>
      <text:p text:style-name="P7">Git branch -a → mostra todas as branches, mesmo as que estão apenas remotas (isso é necessário quando faço um clone. Quando eu digito: git checkout nome → Vou para branch mesmo que ela não esteja na minha máquina ainda.</text:p>
      <text:p text:style-name="P8">Quando faço o clone eu posso modificar os arquivos e fazer push para meu remoto porque todo clone está no meu perfil antes de estar na minha máqui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4:43:04.336636147</meta:creation-date>
    <dc:date>2021-10-25T17:26:21.565604847</dc:date>
    <meta:editing-duration>PT46M32S</meta:editing-duration>
    <meta:editing-cycles>3</meta:editing-cycles>
    <meta:generator>LibreOffice/7.2.2.2$Linux_X86_64 LibreOffice_project/02b2acce88a210515b4a5bb2e46cbfb63fe97d56</meta:generator>
    <meta:document-statistic meta:table-count="0" meta:image-count="0" meta:object-count="0" meta:page-count="2" meta:paragraph-count="31" meta:word-count="303" meta:character-count="1672" meta:non-whitespace-character-count="1400"/>
  </office:meta>
</office:document-meta>
</file>